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45.9pt"/>
    </style:style>
    <style:style style:name="co4" style:family="table-column">
      <style:table-column-properties fo:break-before="auto" style:column-width="19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, 12, 1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, 1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2, 13, 1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1, 12, 1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, 1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, 9, 1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9, 11, 12, 1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, 13, 16, 1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4, 15, 18, 19, 21]</text:p>
          </table:table-cell>
          <table:table-cell table:style-name="ce2"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2, 14, 15, 20]</text:p>
          </table:table-cell>
          <table:table-cell table:style-name="ce2"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16:26.344567882</dc:date>
    <meta:editing-duration>PT3M10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